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606*"/>
    </style:style>
    <style:style style:name="Tableau1.C" style:family="table-column">
      <style:table-column-properties style:column-width="2.835cm" style:rel-column-width="1607*"/>
    </style:style>
    <style:style style:name="Tableau1.E" style:family="table-column">
      <style:table-column-properties style:column-width="2.36cm" style:rel-column-width="1338*"/>
    </style:style>
    <style:style style:name="Tableau1.F" style:family="table-column">
      <style:table-column-properties style:column-width="3.307cm" style:rel-column-width="187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f1352" officeooo:paragraph-rsid="000f135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f1352" officeooo:paragraph-rsid="000f135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10150" officeooo:paragraph-rsid="0011015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0b08a" officeooo:paragraph-rsid="000f1352" style:font-size-asian="18pt" style:font-size-complex="18pt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4113c" officeooo:paragraph-rsid="0014113c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7558" officeooo:paragraph-rsid="00157558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67802" officeooo:paragraph-rsid="00167802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2ce75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officeooo:rsid="00167802" officeooo:paragraph-rsid="00167802"/>
    </style:style>
    <style:style style:name="P10" style:family="paragraph" style:parent-style-name="Standard" style:list-style-name="L2">
      <style:paragraph-properties fo:text-align="start" style:justify-single-word="false"/>
      <style:text-properties style:text-underline-style="none" officeooo:rsid="001a7c07" officeooo:paragraph-rsid="001a7c07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a7c07" officeooo:paragraph-rsid="001a7c07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bbc4e" officeooo:paragraph-rsid="001bbc4e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2ce75" officeooo:paragraph-rsid="0012ce75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4113c" officeooo:paragraph-rsid="0014113c"/>
    </style:style>
    <style:style style:name="P15" style:family="paragraph" style:parent-style-name="Table_20_Contents">
      <style:paragraph-properties fo:text-align="center" style:justify-single-word="false"/>
      <style:text-properties officeooo:rsid="001a7c07" officeooo:paragraph-rsid="001a7c07"/>
    </style:style>
    <style:style style:name="T1" style:family="text">
      <style:text-properties fo:font-size="12pt" style:text-underline-style="none" style:font-size-asian="10.5pt" style:font-size-complex="12pt"/>
    </style:style>
    <style:style style:name="T2" style:family="text">
      <style:text-properties fo:font-size="12pt" style:text-underline-style="none" officeooo:rsid="0012ce75" style:font-size-asian="10.5pt" style:font-size-complex="12pt"/>
    </style:style>
    <style:style style:name="T3" style:family="text">
      <style:text-properties fo:font-size="12pt" style:text-underline-style="none" officeooo:rsid="0014113c" style:font-size-asian="10.5pt" style:font-size-complex="12pt"/>
    </style:style>
    <style:style style:name="T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4113c" style:font-size-asian="10.5pt" style:font-weight-asian="bold" style:font-size-complex="12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style:text-position="super 58%" fo:font-size="12pt" style:text-underline-style="none" style:font-size-asian="10.5pt" style:font-size-complex="12pt"/>
    </style:style>
    <style:style style:name="T10" style:family="text">
      <style:text-properties style:text-position="0% 100%" fo:font-size="12pt" style:text-underline-style="none" style:font-size-asian="10.5pt" style:font-size-complex="12pt"/>
    </style:style>
    <style:style style:name="T11" style:family="text">
      <style:text-properties style:text-position="0% 100%" fo:font-size="12pt" style:font-size-asian="10.5pt" style:font-size-complex="12pt"/>
    </style:style>
    <style:style style:name="T12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mi</text:p>
      <text:p text:style-name="P1"/>
      <text:p text:style-name="P2"/>
      <text:p text:style-name="P3">élément logique :</text:p>
      <text:p text:style-name="P3"/>
      <text:list text:style-name="L2">
        <text:list-item>
          <text:p text:style-name="P8"><text:span text:style-name="T2">un peu de logique :</text:span></text:p>
          <text:list>
            <text:list-item>
              <text:p text:style-name="P13"><text:span text:style-name="T1">def : un e proposition est un enoncé dont on peut affirmer s’il est vrai ou faux</text:span></text:p>
              <text:p text:style-name="P13"><text:span text:style-name="T1">a chaque proposition on associe une valeur de vérité vrai ou faux</text:span></text:p>
              <text:p text:style-name="P13"><text:span text:style-name="T1">notation : une proposition est souvent notée par une lettre en capitale</text:span></text:p>
              <text:p text:style-name="P13"><text:span text:style-name="T1">ex : «</text:span><text:span text:style-name="T3">0 est un entier naturels » est une proposition vrai</text:span></text:p>
              <text:list>
                <text:list-header>
                  <text:p text:style-name="P14"><text:span text:style-name="T1">« 0,5 est un entier naturel » est une proposition fausse</text:span></text:p>
                </text:list-header>
              </text:list>
            </text:list-item>
            <text:list-item>
              <text:p text:style-name="P14"><text:span text:style-name="T1">négation : def:la négation d’une roposition P est la proposition vrai si P est fausse, et fausse si P et vrai</text:span></text:p>
              <text:list>
                <text:list-item>
                  <text:p text:style-name="P14"><text:span text:style-name="T1">notations</text:span></text:p>
                  <text:list>
                    <text:list-item>
                      <text:p text:style-name="P14"><text:span text:style-name="T1">la négation de la proposition P est notée nonP</text:span></text:p>
                    </text:list-item>
                    <text:list-item>
                      <text:p text:style-name="P14"><text:span text:style-name="T1">on V et F à l place de vrai ou faux</text:span></text:p>
                    </text:list-item>
                    <text:list-item>
                      <text:p text:style-name="P14"><text:span text:style-name="T1">soit P une proposition la définition de la proposition nonP se réésume dans le table suivante dite table de vérité </text:span><text:span text:style-name="T4">‘faire tableau’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">Connecteur logique </text:span></text:p>
              <text:list>
                <text:list-item>
                  <text:p text:style-name="P14"><text:span text:style-name="T1">def :un opérateur qui permet d’associer à deux proposition P et Q une troisième proposition est appelé un connecteur logique</text:span></text:p>
                </text:list-item>
                <text:list-item>
                  <text:p text:style-name="P14"><text:span text:style-name="T1">question: combien de connecteur logiques agissant sur deux propositions peut on former</text:span></text:p>
                  <text:p text:style-name="P14"><text:span text:style-name="T1">réponse : soient P et Q deux proposition associés à P et Q par un connecteur logique donné on a la table de vérité suivante donnant les possibilités pou R</text:span></text:p>
                  <text:p text:style-name="P14"><text:span text:style-name="T4">‘faire tableau’</text:span></text:p>
                  <text:p text:style-name="P14"><text:span text:style-name="T1">conclusion on a 2</text:span><text:span text:style-name="T9">4 </text:span><text:span text:style-name="T10">= 16 connecteur logiques possibles entre P et Q</text:span></text:p>
                </text:list-item>
              </text:list>
            </text:list-item>
            <text:list-item>
              <text:p text:style-name="P5"><text:span text:style-name="T11">conjonction :</text:span></text:p>
              <text:list>
                <text:list-item>
                  <text:p text:style-name="P5"><text:span text:style-name="T10">def:soient P et Q deux propositions la conjonction de ces deux propositions est la propositions notée P et Q qui est vraie lorsque P et Q sont vraie simultanément et fausse dans les autres cas</text:span></text:p>
                </text:list-item>
              </text:list>
            </text:list-item>
            <text:list-item>
              <text:p text:style-name="P6"><text:span text:style-name="T10">disjonction :</text:span></text:p>
              <text:list>
                <text:list-item>
                  <text:p text:style-name="P6"><text:span text:style-name="T10">def : soient P et Q deux propositions. La disjonction de ces deux propositions est la propositions notée P ou Q qui est fausse lorsque P et Q sont fausse simultanément et vraie dans les autre cas </text:span></text:p>
                </text:list-item>
                <text:list-item>
                  <text:p text:style-name="P6"><text:span text:style-name="T10">remarque:la disjonction P et Q est vrai lorsque l’une au moins des 2 propositions P et Q est vraie cela signifie que le ou ne veut pas dire ou bien,c’est a dire in n est pas exclusif</text:span></text:p>
                </text:list-item>
              </text:list>
            </text:list-item>
            <text:list-item>
              <text:p text:style-name="P7"><text:span text:style-name="T11">implication </text:span><text:span text:style-name="T10">:</text:span></text:p>
              <text:list>
                <text:list-item>
                  <text:p text:style-name="P7">def <text:span text:style-name="T12">: soient P et Q deux propositions. La proposition est appelée l’implicationentre P et Q et notée P→ Q</text:span></text:p>
                  <text:p text:style-name="P9">la proposition P→ Q se lit : P implique Q</text:p>
                  <text:p text:style-name="P9">table de vérité : soit P et Q deux propositions. La proposition P→ Q est ésumé dans a table de vérité suivante <text:span text:style-name="T6">‘faire tableau’</text:span></text:p>
                </text:list-item>
                <text:list-item>
                  <text:p text:style-name="P9"><text:span text:style-name="T6">c</text:span><text:span text:style-name="T5">onclusion </text:span><text:span text:style-name="T7">: la propositions P→ Q est fausse uniquement lorsque P est vrai et Q est fausse cela correspond <text:s/>àla ligne en vert dans le tableau</text:span></text:p>
                </text:list-item>
                <text:list-item>
                  <text:p text:style-name="P9"><text:span text:style-name="T7">remarque l’implication de P→ Q est souvent utilisé au sens de la première ligne de la table plus précisément pour montrer que P→ Q est vrai</text:span></text:p>
                </text:list-item>
              </text:list>
            </text:list-item>
            <text:list-item>
              <text:p text:style-name="P10"><text:span text:style-name="T7">équivalence :</text:span></text:p>
              <text:list>
                <text:list-item>
                  <text:p text:style-name="P10"><text:span text:style-name="T7">def soit P et Q deux propositions </text:span></text:p>
                  <text:p text:style-name="P10"><text:span text:style-name="T7">- in dit que P et Q sont logiquement équivalente si elles ont la meme valeur</text:span></text:p>
                  <text:p text:style-name="P10"><text:soft-page-break/><text:span text:style-name="T7">-la proposition P←→Q est définie comme suit : elle est vrai si <text:s/>et Q sont logiquement équivalentes et elle est fausse sino</text:span></text:p>
                  <text:p text:style-name="P10"><text:span text:style-name="T7">-la proposition P←→ Q se lit : P équivalent Q</text:span></text:p>
                  <text:p text:style-name="P10"><text:span text:style-name="T7">table de vérité la table de vérité de la proposition P←→Q est comme suit </text:span><text:span text:style-name="T6">‘faire tableau’</text:span></text:p>
                  <text:list>
                    <text:list-item>
                      <text:p text:style-name="P10"><text:span text:style-name="T7">exemple :</text:span></text:p>
                      <text:list>
                        <text:list-item>
                          <text:p text:style-name="P10"><text:span text:style-name="T7">la proposition (1=1)←→ (0=0) </text:span><text:span text:style-name="T5">vrai</text:span></text:p>
                        </text:list-item>
                        <text:list-item>
                          <text:p text:style-name="P10"><text:span text:style-name="T7">la proposition (1=1)←→ (1=0) </text:span><text:span text:style-name="T5">fa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column table:style-name="Tableau1.F"/>
        <table:table-row>
          <table:table-cell table:style-name="Tableau1.A1" office:value-type="string">
            <text:p text:style-name="P15">P</text:p>
          </table:table-cell>
          <table:table-cell table:style-name="Tableau1.A1" office:value-type="string">
            <text:p text:style-name="P15">Q</text:p>
          </table:table-cell>
          <table:table-cell table:style-name="Tableau1.A1" office:value-type="string">
            <text:p text:style-name="P15">P←→ Q </text:p>
          </table:table-cell>
          <table:table-cell table:style-name="Tableau1.A1" office:value-type="string">
            <text:p text:style-name="P15">P→ Q</text:p>
          </table:table-cell>
          <table:table-cell table:style-name="Tableau1.A1" office:value-type="string">
            <text:p text:style-name="P15">Q→p</text:p>
          </table:table-cell>
          <table:table-cell table:style-name="Tableau1.F1" office:value-type="string">
            <text:p text:style-name="P15">(P→Q) et (Q-&gt;P)</text:p>
          </table:table-cell>
        </table:table-row>
        <table:table-row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V</text:p>
          </table:table-cell>
          <table:table-cell table:style-name="Tableau1.F2" office:value-type="string">
            <text:p text:style-name="P15">V</text:p>
          </table:table-cell>
        </table:table-row>
        <table:table-row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V</text:p>
          </table:table-cell>
          <table:table-cell table:style-name="Tableau1.F2" office:value-type="string">
            <text:p text:style-name="P15">F</text:p>
          </table:table-cell>
        </table:table-row>
        <table:table-row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F2" office:value-type="string">
            <text:p text:style-name="P15">F</text:p>
          </table:table-cell>
        </table:table-row>
        <table:table-row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V</text:p>
          </table:table-cell>
          <table:table-cell table:style-name="Tableau1.A2" office:value-type="string">
            <text:p text:style-name="P15">V</text:p>
          </table:table-cell>
          <table:table-cell table:style-name="Tableau1.F2" office:value-type="string">
            <text:p text:style-name="P15">V</text:p>
          </table:table-cell>
        </table:table-row>
      </table:table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T8">Remarque : la proposition P←→ Q s’énonce aussi sous l’une des formes suivan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8">contraposée :</text:span></text:p>
              <text:list>
                <text:list-item>
                  <text:p text:style-name="P12"><text:span text:style-name="T8">la notion de contraposée est utile pour simplifier la preuve de certaines implications</text:span></text:p>
                </text:list-item>
                <text:list-item>
                  <text:p text:style-name="P12"><text:span text:style-name="T8">def : la contraposée de l’implication p→ Q est l’implication(nonP)→(nonQ)</text:span></text:p>
                </text:list-item>
                <text:list-item>
                  <text:p text:style-name="P12"><text:span text:style-name="T8">remarque a ne pas confondre la contraposée de P → Q avec la négation de P→ Q</text:span></text:p>
                </text:list-item>
                <text:list-item>
                  <text:p text:style-name="P12"><text:span text:style-name="T8">proposition soient P et Q deux propositions . L’implication P→ Q est logiquement équivalente à sa contraposée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dnote" style:family="paragraph" style:parent-style-name="Footnote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2:55:01.324000000</meta:creation-date>
    <dc:date>2023-09-07T11:35:57.026000000</dc:date>
    <meta:editing-duration>PT22H39M54S</meta:editing-duration>
    <meta:editing-cycles>12</meta:editing-cycles>
    <meta:generator>LibreOffice/7.5.5.2$Windows_X86_64 LibreOffice_project/ca8fe7424262805f223b9a2334bc7181abbcbf5e</meta:generator>
    <meta:document-statistic meta:table-count="1" meta:image-count="0" meta:object-count="0" meta:page-count="2" meta:paragraph-count="75" meta:word-count="658" meta:character-count="3326" meta:non-whitespace-character-count="2767"/>
  </office:meta>
</office:document-meta>
</file>